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0"/>
    <style:style style:name="ce3" style:family="table-cell" style:parent-style-name="Default" style:data-style-name="N0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j1" table:style-name="ta1">
        <table:shapes>
          <draw:frame draw:z-index="0" draw:style-name="gr1" draw:text-style-name="P1" svg:width="13.959cm" svg:height="6.986cm" svg:x="0.303cm" svg:y="6.162cm">
            <draw:object draw:notify-on-update-of-ranges="ej1.A2:ej1.A8 ej1.B2:ej1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557cm" svg:height="9.323cm" svg:x="16.602cm" svg:y="2.975cm">
            <draw:object draw:notify-on-update-of-ranges="ej1.H2:ej1.H2 ej1.H3:ej1.H5 ej1.I3:ej1.I5 ej1.J3:ej1.J5 ej1.K3:ej1.K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Ejercicio 1</text:p>
          </table:table-cell>
          <table:table-cell office:value-type="string" calcext:value-type="string">
            <text:p>2048 ele</text:p>
          </table:table-cell>
          <table:table-cell table:number-columns-repeated="5"/>
          <table:table-cell office:value-type="string" calcext:value-type="string">
            <text:p>Ej2</text:p>
          </table:table-cell>
          <table:table-cell office:value-type="string" calcext:value-type="string">
            <text:p>4096 el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22098" calcext:value-type="float">
            <text:p>22098</text:p>
          </table:table-cell>
          <table:table-cell table:number-columns-repeated="5"/>
          <table:table-cell office:value-type="string" calcext:value-type="string">
            <text:p>bloque/hilos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12022" calcext:value-type="float">
            <text:p>1202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9330" calcext:value-type="float">
            <text:p>19330</text:p>
          </table:table-cell>
          <table:table-cell office:value-type="float" office:value="24340" calcext:value-type="float">
            <text:p>24340</text:p>
          </table:table-cell>
          <table:table-cell office:value-type="float" office:value="37282" calcext:value-type="float">
            <text:p>372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7025" calcext:value-type="float">
            <text:p>702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1062" calcext:value-type="float">
            <text:p>11062</text:p>
          </table:table-cell>
          <table:table-cell office:value-type="float" office:value="14564" calcext:value-type="float">
            <text:p>14564</text:p>
          </table:table-cell>
          <table:table-cell office:value-type="float" office:value="23784" calcext:value-type="float">
            <text:p>237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14343" calcext:value-type="float">
            <text:p>14343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0921" calcext:value-type="float">
            <text:p>10921</text:p>
          </table:table-cell>
          <table:table-cell office:value-type="float" office:value="17221" calcext:value-type="float">
            <text:p>17221</text:p>
          </table:table-cell>
          <table:table-cell office:value-type="float" office:value="20145" calcext:value-type="float">
            <text:p>201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float" office:value="22443" calcext:value-type="float">
            <text:p>22443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float" office:value="22808" calcext:value-type="float">
            <text:p>22808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float" office:value="22990" calcext:value-type="float">
            <text:p>22990</text:p>
          </table:table-cell>
          <table:table-cell table:number-columns-repeated="9"/>
        </table:table-row>
        <table:table-row table:style-name="ro1" table:number-rows-repeated="23">
          <table:table-cell table:number-columns-repeated="11"/>
        </table:table-row>
        <table:table-row table:style-name="ro1">
          <table:table-cell office:value-type="string" calcext:value-type="string">
            <text:p>Ejercicio 1</text:p>
          </table:table-cell>
          <table:table-cell office:value-type="string" calcext:value-type="string">
            <text:p>Caches 4096</text:p>
          </table:table-cell>
          <table:table-cell office:value-type="string" calcext:value-type="string">
            <text:p>inst/cliclo</text:p>
          </table:table-cell>
          <table:table-cell office:value-type="string" calcext:value-type="string">
            <text:p>tiempo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.748" calcext:value-type="float">
            <text:p>25,748</text:p>
          </table:table-cell>
          <table:table-cell office:value-type="float" office:value="1.67" calcext:value-type="float">
            <text:p>1,67</text:p>
          </table:table-cell>
          <table:table-cell office:value-type="float" office:value="133292" calcext:value-type="float">
            <text:p>13329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.626" calcext:value-type="float">
            <text:p>5,626</text:p>
          </table:table-cell>
          <table:table-cell office:value-type="float" office:value="0.69" calcext:value-type="float">
            <text:p>0,69</text:p>
          </table:table-cell>
          <table:table-cell office:value-type="float" office:value="169192" calcext:value-type="float">
            <text:p>169192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77" calcext:value-type="float">
            <text:p>6,77</text:p>
          </table:table-cell>
          <table:table-cell office:value-type="float" office:value="0.59" calcext:value-type="float">
            <text:p>0,59</text:p>
          </table:table-cell>
          <table:table-cell office:value-type="float" office:value="182578" calcext:value-type="float">
            <text:p>182578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781" calcext:value-type="float">
            <text:p>6,781</text:p>
          </table:table-cell>
          <table:table-cell office:value-type="float" office:value="0.58" calcext:value-type="float">
            <text:p>0,58</text:p>
          </table:table-cell>
          <table:table-cell office:value-type="float" office:value="187402" calcext:value-type="float">
            <text:p>18740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decimal-places="1" number:min-integer-digits="1" number:grouping="true"/>
    </number:number-style>
    <number:number-style style:name="N105">
      <number:number number:decimal-places="3" number:min-decimal-places="3" number:min-integer-digits="1" number:grouping="true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15:47:09.063700368</meta:creation-date>
    <dc:date>2023-03-14T11:46:50.465693263</dc:date>
    <meta:editing-duration>PT1H45M12S</meta:editing-duration>
    <meta:editing-cycles>4</meta:editing-cycles>
    <meta:generator>LibreOffice/7.4.5.1$Linux_X86_64 LibreOffice_project/40$Build-1</meta:generator>
    <meta:document-statistic meta:table-count="1" meta:cell-count="54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6cm" svg:height="6.987cm" xlink:href=".." xlink:type="simple" chart:class="chart:scatter" chart:style-name="ch1">
        <chart:title svg:x="5.719cm" svg:y="0.275cm" chart:style-name="ch2">
          <text:p>Grafica Ej 1</text:p>
        </chart:title>
        <chart:plot-area chart:style-name="ch3" table:cell-range-address="ej1.A2:ej1.B8" svg:x="1.29cm" svg:y="1.193cm" svg:width="12.391cm" svg:height="4.674cm">
          <chart:coordinate-region svg:x="2.467cm" svg:y="1.392cm" svg:width="10.934cm" svg:height="3.828cm"/>
          <chart:axis chart:dimension="x" chart:name="primary-x" chart:style-name="ch4">
            <chart:title svg:x="6.052cm" svg:y="6.006cm" chart:style-name="ch5">
              <text:p>Tamaño de Bloque</text:p>
            </chart:title>
          </chart:axis>
          <chart:axis chart:dimension="y" chart:name="primary-y" chart:style-name="ch6">
            <chart:title svg:x="0.451cm" svg:y="4.606cm" chart:style-name="ch7">
              <text:p>Tiempo en ms</text:p>
            </chart:title>
            <chart:grid chart:style-name="ch8" chart:class="major"/>
          </chart:axis>
          <chart:series chart:style-name="ch9" chart:values-cell-range-address="ej1.B2:ej1.B8" chart:class="chart:scatter">
            <chart:domain table:cell-range-address="ej1.A2:ej1.A8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ej1.A2:ej1.A8</svg:desc>
                </draw:g>
              </table:table-cell>
              <table:table-cell office:value-type="float" office:value="22098">
                <text:p>22098</text:p>
                <draw:g>
                  <svg:desc>ej1.B2:ej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022">
                <text:p>120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7025">
                <text:p>7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4343">
                <text:p>143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22443">
                <text:p>224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22808">
                <text:p>228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22990">
                <text:p>229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558cm" svg:height="9.324cm" xlink:href=".." xlink:type="simple" chart:class="chart:bar" chart:style-name="ch1">
        <chart:title svg:x="6.505cm" svg:y="0.322cm" chart:style-name="ch2">
          <text:p>Estudio Ej 4</text:p>
        </chart:title>
        <chart:legend chart:legend-position="end" svg:x="13.427cm" svg:y="3.865cm" style:legend-expansion="high" chart:style-name="ch3"/>
        <chart:plot-area chart:style-name="ch4" table:cell-range-address="ej1.H2:ej1.H5 ej1.I3:ej1.K5" chart:data-source-has-labels="both" svg:x="1.322cm" svg:y="1.287cm" svg:width="11.794cm" svg:height="6.87cm">
          <chart:coordinate-region svg:x="2.499cm" svg:y="1.487cm" svg:width="10.617cm" svg:height="6.023cm"/>
          <chart:axis chart:dimension="x" chart:name="primary-x" chart:style-name="ch5" chartooo:axis-type="text">
            <chart:title svg:x="6.196cm" svg:y="8.343cm" chart:style-name="ch6">
              <text:p>Numero hilos</text:p>
            </chart:title>
            <chart:categories table:cell-range-address="ej1.H3:ej1.H5"/>
          </chart:axis>
          <chart:axis chart:dimension="y" chart:name="primary-y" chart:style-name="ch7">
            <chart:title svg:x="0.451cm" svg:y="5.573cm" chart:style-name="ch8">
              <text:p>Timepo ms</text:p>
            </chart:title>
            <chart:grid chart:style-name="ch9" chart:class="major"/>
          </chart:axis>
          <chart:series chart:style-name="ch10" chart:values-cell-range-address="ej1.I3:ej1.I5" loext:label-string="bloque4" chart:class="chart:bar">
            <chart:data-point chart:repeated="3"/>
          </chart:series>
          <chart:series chart:style-name="ch11" chart:values-cell-range-address="ej1.J3:ej1.J5" loext:label-string="bloque16" chart:class="chart:bar">
            <chart:data-point chart:repeated="3"/>
          </chart:series>
          <chart:series chart:style-name="ch12" chart:values-cell-range-address="ej1.K3:ej1.K5" loext:label-string="bloque32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que4</text:p>
              </table:table-cell>
              <table:table-cell office:value-type="string">
                <text:p>bloque16</text:p>
              </table:table-cell>
              <table:table-cell office:value-type="string">
                <text:p>bloque32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ej1.H3:ej1.H5</svg:desc>
                </draw:g>
              </table:table-cell>
              <table:table-cell office:value-type="float" office:value="19330">
                <text:p>19330</text:p>
                <draw:g>
                  <svg:desc>ej1.I3:ej1.I5</svg:desc>
                </draw:g>
              </table:table-cell>
              <table:table-cell office:value-type="float" office:value="24340">
                <text:p>24340</text:p>
                <draw:g>
                  <svg:desc>ej1.J3:ej1.J5</svg:desc>
                </draw:g>
              </table:table-cell>
              <table:table-cell office:value-type="float" office:value="37282">
                <text:p>37282</text:p>
                <draw:g>
                  <svg:desc>ej1.K3:ej1.K5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062">
                <text:p>11062</text:p>
              </table:table-cell>
              <table:table-cell office:value-type="float" office:value="14564">
                <text:p>14564</text:p>
              </table:table-cell>
              <table:table-cell office:value-type="float" office:value="23784">
                <text:p>2378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921">
                <text:p>10921</text:p>
              </table:table-cell>
              <table:table-cell office:value-type="float" office:value="17221">
                <text:p>17221</text:p>
              </table:table-cell>
              <table:table-cell office:value-type="float" office:value="20145">
                <text:p>201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